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200000070000CE0F00008AC6E9727B37.svm" manifest:media-type=""/>
  <manifest:file-entry manifest:full-path="Pictures/200000070000CE0F00008AC6FC83184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 style:data-style-name="N0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859cm" fo:margin-left="0cm" fo:margin-right="-0.859cm" table:align="margins"/>
    </style:style>
    <style:style style:name="Tableau3.A" style:family="table-column">
      <style:table-column-properties style:column-width="0.9cm" style:rel-column-width="3301*"/>
    </style:style>
    <style:style style:name="Tableau3.B" style:family="table-column">
      <style:table-column-properties style:column-width="2.937cm" style:rel-column-width="10776*"/>
    </style:style>
    <style:style style:name="Tableau3.C" style:family="table-column">
      <style:table-column-properties style:column-width="6.509cm" style:rel-column-width="23883*"/>
    </style:style>
    <style:style style:name="Tableau3.D" style:family="table-column">
      <style:table-column-properties style:column-width="7.514cm" style:rel-column-width="2757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 style:data-style-name="N0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 style:data-style-name="N0">
      <style:table-cell-properties fo:background-color="transparent" fo:padding="0.097cm" fo:border="0.05pt solid #000000">
        <style:background-image/>
      </style:table-cell-properties>
    </style:style>
    <style:style style:name="Tableau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 style:data-style-name="N0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C" style:family="table-column">
      <style:table-column-properties style:column-width="2.125cm" style:rel-column-width="8191*"/>
    </style:style>
    <style:style style:name="Tableau5.D" style:family="table-column">
      <style:table-column-properties style:column-width="2.125cm" style:rel-column-width="8192*"/>
    </style:style>
    <style:style style:name="Tableau5.E" style:family="table-column">
      <style:table-column-properties style:column-width="4.251cm" style:rel-column-width="16386*"/>
    </style:style>
    <style:style style:name="Tableau5.1" style:family="table-row">
      <style:table-row-properties style:min-row-height="1.194cm"/>
    </style:style>
    <style:style style:name="Tableau5.A1" style:family="table-cell">
      <style:table-cell-properties fo:padding="0.097cm" fo:border-left="none" fo:border-right="0.05pt solid #000000" fo:border-top="none" fo:border-bottom="0.05pt solid #000000"/>
    </style:style>
    <style:style style:name="Tableau5.B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 style:data-style-name="N100">
      <style:table-cell-properties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none" fo:border-right="0.05pt solid #000000" fo:border-top="0.05pt solid #000000" fo:border-bottom="none"/>
    </style:style>
    <style:style style:name="Tableau5.B4" style:family="table-cell" style:data-style-name="N100">
      <style:table-cell-properties style:vertical-align="middle" fo:padding="0.097cm" fo:border-left="0.05pt solid #000000" fo:border-right="none" fo:border-top="none" fo:border-bottom="0.05pt solid #000000"/>
    </style:style>
    <style:style style:name="Tableau5.D4" style:family="table-cell" style:data-style-name="N10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fo:margin-right="-0.012cm" table:align="margins" style:writing-mode="lr-tb"/>
    </style:style>
    <style:style style:name="Tableau6.A" style:family="table-column">
      <style:table-column-properties style:column-width="5.671cm" style:rel-column-width="21845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fffff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ffffff" fo:padding="0.097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6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6.A4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6.C4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Times"/>
    </style:style>
    <style:style style:name="P9" style:family="paragraph" style:parent-style-name="Standard">
      <style:text-properties style:font-name="Times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Times" fo:font-style="normal" style:font-style-asian="normal" style:font-style-complex="normal"/>
    </style:style>
    <style:style style:name="P12" style:family="paragraph" style:parent-style-name="Standard">
      <style:text-properties style:font-name="Times" fo:font-style="italic" style:font-style-asian="italic" style:font-style-complex="italic"/>
    </style:style>
    <style:style style:name="P13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/>
    </style:style>
    <style:style style:name="P22" style:family="paragraph" style:parent-style-name="Text_20_body">
      <style:text-properties style:text-underline-style="none"/>
    </style:style>
    <style:style style:name="P23" style:family="paragraph" style:parent-style-name="Standard">
      <style:paragraph-properties fo:break-before="page"/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4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5" style:family="paragraph" style:parent-style-name="Table">
      <style:text-properties fo:font-size="10pt" style:font-size-asian="10pt" style:font-size-complex="10pt"/>
    </style:style>
    <style:style style:name="P26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27" style:family="paragraph" style:parent-style-name="Table">
      <style:text-properties fo:font-size="10pt" fo:font-style="italic" style:font-size-asian="10pt" style:font-style-asian="italic" style:font-size-complex="10pt"/>
    </style:style>
    <style:style style:name="P28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29" style:family="paragraph" style:parent-style-name="Table">
      <style:paragraph-properties style:snap-to-layout-grid="false"/>
      <style:text-properties fo:font-size="10pt" fo:letter-spacing="-0.002cm" style:font-size-asian="10pt" style:font-size-complex="10pt"/>
    </style:style>
    <style:style style:name="P30" style:family="paragraph" style:parent-style-name="Standard">
      <style:paragraph-properties fo:background-color="#e6e6e6">
        <style:background-image/>
      </style:paragraph-properties>
    </style:style>
    <style:style style:name="P31" style:family="paragraph" style:parent-style-name="Text_20_body">
      <style:paragraph-properties fo:background-color="#e6e6e6">
        <style:background-image/>
      </style:paragraph-properties>
    </style:style>
    <style:style style:name="P32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 style:list-style-name="L2"/>
    <style:style style:name="P34" style:family="paragraph" style:parent-style-name="Standard" style:list-style-name="L3"/>
    <style:style style:name="P35" style:family="paragraph" style:parent-style-name="Heading_20_1">
      <style:text-properties style:text-underline-style="solid" style:text-underline-width="auto" style:text-underline-color="font-color"/>
    </style:style>
    <style:style style:name="P36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P37" style:family="paragraph" style:parent-style-name="Heading_20_2">
      <style:text-properties style:text-underline-style="solid" style:text-underline-width="auto" style:text-underline-color="font-color"/>
    </style:style>
    <style:style style:name="P38" style:family="paragraph" style:parent-style-name="Heading_20_2"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fo:letter-spacing="-0.002cm"/>
    </style:style>
    <style:style style:name="T12" style:family="text">
      <style:text-properties fo:letter-spacing="-0.002cm" fo:font-style="italic" style:font-style-asian="italic"/>
    </style:style>
    <style:style style:name="T13" style:family="text">
      <style:text-properties fo:letter-spacing="-0.002cm" fo:font-style="italic" style:font-style-asian="italic" style:font-style-complex="italic"/>
    </style:style>
    <style:style style:name="T14" style:family="text">
      <style:text-properties style:font-name="Symbol" fo:font-style="italic" style:font-style-asian="italic"/>
    </style:style>
    <style:style style:name="T15" style:family="text">
      <style:text-properties style:font-name="Symbol" fo:font-style="italic" style:font-style-asian="italic" style:font-style-complex="italic"/>
    </style:style>
    <style:style style:name="T16" style:family="text">
      <style:text-properties style:font-name="Symbol" fo:letter-spacing="-0.002cm" fo:font-style="italic" style:font-style-asian="italic"/>
    </style:style>
    <style:style style:name="T17" style:family="text">
      <style:text-properties fo:letter-spacing="-0.005cm" fo:font-style="italic" style:font-style-asian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eec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">Chapitre 10</text:p>
            <text:p text:style-name="P20">Fonctions linéaires et affines</text:p>
          </table:table-cell>
        </table:table-row>
      </table:table>
      <text:p text:style-name="P2"/>
      <text:h text:style-name="P35" text:outline-level="1">Fonction linéaire</text:h>
      <text:h text:style-name="P37" text:outline-level="2">Expression algébrique</text:h>
      <text:p text:style-name="P32">Définition :</text:p>
      <text:p text:style-name="P31">La fonction qui, à un nombre <text:span text:style-name="T2">x</text:span> fait correspondre le nombre <text:span text:style-name="T2">ax</text:span> (où a est un nombre fixé) est appelée <text:span text:style-name="T9">fonction linéaire</text:span>.</text:p>
      <text:p text:style-name="Standard"><text:tab/>On la note <text:span text:style-name="T2">f : x</text:span> <draw:g text:anchor-type="as-char" svg:y="-0.21cm" draw:z-index="0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 <text:span text:style-name="T2">ax</text:span></text:p>
      <text:p text:style-name="Standard"/>
      <text:p text:style-name="Standard">L'<text:span text:style-name="T9">image</text:span> de <text:span text:style-name="T2">x</text:span> par la fonction <text:span text:style-name="T2">f</text:span> est le nombre <text:span text:style-name="T2">ax</text:span>.</text:p>
      <text:p text:style-name="Standard"><text:tab/>On a donc <text:span text:style-name="T2">f(x)</text:span>=<text:span text:style-name="T2">ax</text:span></text:p>
      <text:p text:style-name="P3"/>
      <text:p text:style-name="P4">Exemple : </text:p>
      <text:p text:style-name="P3">La fonction qui, à un nombre <text:span text:style-name="T2">x</text:span>, fait correspondre son triple est une fonction linéair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x</text:p>
          </table:table-cell>
          <table:table-cell table:style-name="Tableau2.B1" office:value-type="float" office:value="-2">
            <text:p text:style-name="P16">-2</text:p>
          </table:table-cell>
        </table:table-row>
        <table:table-row>
          <table:table-cell table:style-name="Tableau2.A2" office:value-type="string">
            <text:p text:style-name="P17">3x</text:p>
          </table:table-cell>
          <table:table-cell table:style-name="Tableau2.B2" table:formula="ooow:&lt;B1&gt;*3" office:value-type="float" office:value="-6">
            <text:p text:style-name="P16">-6</text:p>
          </table:table-cell>
        </table:table-row>
      </table:table>
      <text:p text:style-name="P3"/>
      <text:p text:style-name="Standard"><text:span text:style-name="T4">On la note </text:span><text:span text:style-name="T2">f : x </text:span><text:span text:style-name="T2"><draw:g text:anchor-type="as-char" svg:y="-0.21cm" draw:z-index="1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<text:span text:style-name="T2"> 3x</text:span></text:p>
      <text:p text:style-name="Standard"><draw:frame draw:style-name="fr2" draw:name="Objet1" text:anchor-type="as-char" svg:width="4.002cm" svg:height="0.483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L'<text:span text:style-name="T18">image</text:span> de -2 par <text:span text:style-name="T2">f</text:span> est -6.</text:p>
      <text:p text:style-name="Standard"><text:tab/>Un a<text:span text:style-name="T18">ntécédent</text:span> de -6 par <text:span text:style-name="T2">f</text:span> est -2.</text:p>
      <text:p text:style-name="P8"/>
      <text:h text:style-name="P37" text:outline-level="2">Tableau de proportionnalité</text:h>
      <text:p text:style-name="P22">Un <text:span text:style-name="T18">tableau de valeurs</text:span> associé à une fonction linéaire <text:span text:style-name="T2">f(x)=ax</text:span> est un tableau de <text:span text:style-name="T18">proportionnalité</text:span> car on multiplie la 1<text:span text:style-name="T7">ère</text:span> ligne par un nombre, toujours le même : le coefficient a.</text:p>
      <text:p text:style-name="P21"/>
      <text:p text:style-name="P21">Exemple :</text:p>
      <text:p text:style-name="Text_20_body"><text:span text:style-name="T8">En utilisant la fonction </text:span><text:span text:style-name="T3">f : x </text:span><text:span text:style-name="T3"><draw:g text:anchor-type="as-char" svg:y="-0.21cm" draw:z-index="3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<text:span text:style-name="T2"> 3x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7">x</text:p>
          </table:table-cell>
          <table:table-cell table:style-name="Tableau3.B1" office:value-type="float" office:value="2">
            <text:p text:style-name="P16">2</text:p>
          </table:table-cell>
          <table:table-cell table:style-name="Tableau3.B1" office:value-type="float" office:value="8">
            <text:p text:style-name="P16">8</text:p>
          </table:table-cell>
          <table:table-cell table:style-name="Tableau3.D1" office:value-type="float" office:value="10">
            <text:p text:style-name="P16">10</text:p>
          </table:table-cell>
        </table:table-row>
        <table:table-row>
          <table:table-cell table:style-name="Tableau3.A2" office:value-type="string">
            <text:p text:style-name="P17">3x</text:p>
          </table:table-cell>
          <table:table-cell table:style-name="Tableau3.B2" office:value-type="string">
            <text:p text:style-name="P16"><draw:frame draw:style-name="fr2" draw:name="Objet4" text:anchor-type="as-char" svg:width="2.568cm" svg:height="0.443cm" draw:z-index="1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3.C2" office:value-type="string">
            <text:p text:style-name="P16"><draw:frame draw:style-name="fr2" draw:name="Objet2" text:anchor-type="as-char" svg:width="6.075cm" svg:height="0.443cm" draw:z-index="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3.D2" office:value-type="string">
            <text:p text:style-name="P16"><draw:frame draw:style-name="fr2" draw:name="Objet3" text:anchor-type="as-char" svg:width="7.006cm" svg:height="0.443cm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22"/>
      <text:p text:style-name="P32">Propriété :</text:p>
      <text:p text:style-name="P30">Soit <text:span text:style-name="T2">f </text:span>une fonction linéaire :</text:p>
      <text:p text:style-name="P30">pour tout nombre <text:span text:style-name="T2">x</text:span><text:span text:style-name="T10">1</text:span>, <text:span text:style-name="T2">x</text:span><text:span text:style-name="T10">2</text:span>, <text:span text:style-name="T2">k.</text:span></text:p>
      <text:p text:style-name="P30"><text:span text:style-name="T3"><text:tab/><text:tab/></text:span><text:span text:style-name="T3"><draw:frame draw:style-name="fr3" draw:name="Objet5" text:anchor-type="as-char" svg:width="3.808cm" svg:height="0.531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"><text:tab/></text:span><text:span text:style-name="T5">et</text:span><text:span text:style-name="T3"><text:tab/><text:tab/></text:span><text:span text:style-name="T3"><draw:frame draw:style-name="fr3" draw:name="Objet6" text:anchor-type="as-char" svg:width="4.727cm" svg:height="0.531cm" draw:z-index="18"><draw:object xlink:href="./Object 6" xlink:type="simple" xlink:show="embed" xlink:actuate="onLoad"/><draw:image xlink:href="./ObjectReplacements/Object 6" xlink:type="simple" xlink:show="embed" xlink:actuate="onLoad"/></draw:frame></text:span></text:p>
      <text:list xml:id="list5142983330703710205" text:style-name="L1">
        <text:list-item>
          <text:list>
            <text:list-item>
              <text:list>
                <text:list-header>
                  <text:p text:style-name="P36"/>
                </text:list-header>
              </text:list>
            </text:list-item>
          </text:list>
        </text:list-item>
      </text:list>
      <text:h text:style-name="P38" text:outline-level="2"><text:soft-page-break/>Représentation graphique</text:h>
      <text:p text:style-name="Standard">La <text:span text:style-name="T9">représentation graphique</text:span> d'une fonction linéaire <text:span text:style-name="T2">f : x </text:span><text:span text:style-name="T2"><draw:g text:anchor-type="as-char" svg:y="-0.21cm" draw:z-index="6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<text:span text:style-name="T2"> ax </text:span><text:span text:style-name="T4">est une </text:span><text:span text:style-name="T6">droite</text:span><text:span text:style-name="T4"> passant par l'</text:span><text:span text:style-name="T6">origine</text:span><text:span text:style-name="T4"> du repère.</text:span></text:p>
      <text:list xml:id="list4117405200222226308" text:style-name="L2">
        <text:list-item>
          <text:p text:style-name="P33"><text:span text:style-name="T2">a </text:span><text:span text:style-name="T4">s'appelle le </text:span><text:span text:style-name="T6">coefficient directeur</text:span><text:span text:style-name="T4"> de la droite.</text:span></text:p>
        </text:list-item>
      </text:list>
      <text:p text:style-name="P3"><draw:frame draw:style-name="fr1" draw:name="D:\MES DOCUMENTS\PROF\3EME\COURS\CHAP10-FONCTION LINéAIRE ET AFFINE\FONCTION LINéAIRE.GGB" text:anchor-type="paragraph" svg:width="12.081cm" svg:height="8.135cm" draw:z-index="15"><draw:image xlink:href="Pictures/200000070000CE0F00008AC6FC83184D.svm" xlink:type="simple" xlink:show="embed" xlink:actuate="onLoad"/></draw:frame></text:p>
      <text:h text:style-name="P35" text:outline-level="1">Fonction affine</text:h>
      <text:h text:style-name="P37" text:outline-level="2">Expression algébrique</text:h>
      <text:p text:style-name="P32">Définition :</text:p>
      <text:p text:style-name="P30">La fonction qui, à un nombre <text:span text:style-name="T2">x</text:span>, fait correspondre le nombre <text:span text:style-name="T2">ax+b</text:span> (où <text:span text:style-name="T2">a</text:span> et <text:span text:style-name="T2">b</text:span> sont des nombres fixés) est appelé<text:span text:style-name="T19">e</text:span> <text:span text:style-name="T9">fonction affine</text:span>.</text:p>
      <text:p text:style-name="P30"><text:tab/>On la note <text:span text:style-name="T2">f : x </text:span><text:span text:style-name="T2"><draw:g text:anchor-type="as-char" svg:y="-0.21cm" draw:z-index="8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<text:span text:style-name="T2"> ax+b</text:span></text:p>
      <text:p text:style-name="Standard"/>
      <text:p text:style-name="Standard">L'<text:span text:style-name="T9">image</text:span> de <text:span text:style-name="T2">x</text:span> par la fonction <text:span text:style-name="T2">f</text:span> est le nombre <text:span text:style-name="T2">ax+b</text:span></text:p>
      <text:p text:style-name="Standard"><text:tab/>On a donc <text:span text:style-name="T2">f(x)=ax+b</text:span><text:span text:style-name="T4">.</text:span></text:p>
      <text:p text:style-name="P3"/>
      <text:p text:style-name="P5">Exemple :</text:p>
      <text:p text:style-name="Standard"><text:span text:style-name="T4">La fonction qui, à un nombre </text:span><text:span text:style-name="T2">x</text:span><text:span text:style-name="T4">, associe son triple augmenté de 5 est une fonction affine.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x</text:p>
          </table:table-cell>
          <table:table-cell table:style-name="Tableau4.B1" office:value-type="float" office:value="4">
            <text:p text:style-name="P16">4</text:p>
          </table:table-cell>
        </table:table-row>
        <table:table-row>
          <table:table-cell table:style-name="Tableau4.A3" office:value-type="string">
            <text:p text:style-name="P16">3<text:span text:style-name="T2">x</text:span></text:p>
          </table:table-cell>
          <table:table-cell table:style-name="Tableau4.B2" table:formula="ooow:&lt;B1&gt;*3" office:value-type="float" office:value="12">
            <text:p text:style-name="P16">12</text:p>
          </table:table-cell>
        </table:table-row>
        <table:table-row>
          <table:table-cell table:style-name="Tableau4.A3" office:value-type="string">
            <text:p text:style-name="P16">3<text:span text:style-name="T2">x</text:span>+5</text:p>
          </table:table-cell>
          <table:table-cell table:style-name="Tableau4.B2" table:formula="ooow:&lt;B2&gt;+5" office:value-type="float" office:value="17">
            <text:p text:style-name="P16">17</text:p>
          </table:table-cell>
        </table:table-row>
      </table:table>
      <text:p text:style-name="P3"/>
      <text:p text:style-name="Standard"><text:span text:style-name="T4">On la note </text:span><text:span text:style-name="T2">f</text:span><text:span text:style-name="T4"> : </text:span><text:span text:style-name="T2">x</text:span><text:span text:style-name="T4"> </text:span><text:span text:style-name="T4"><draw:g text:anchor-type="as-char" svg:y="-0.21cm" draw:z-index="9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 3<text:span text:style-name="T2">x</text:span>+5</text:p>
      <text:p text:style-name="Standard"><draw:frame draw:style-name="fr2" draw:name="Objet7" text:anchor-type="as-char" svg:width="3.588cm" svg:height="0.483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text:span text:style-name="T8"><text:tab/>L'</text:span><text:span text:style-name="T9">image</text:span><text:span text:style-name="T8"> de 4 par </text:span><text:span text:style-name="T3">f</text:span><text:span text:style-name="T8"> est 17.</text:span></text:p>
      <text:p text:style-name="P15"><text:tab/>Un <text:span text:style-name="T18">antécédent</text:span> de 17 par<text:span text:style-name="T2"> f</text:span> est 4.</text:p>
      <text:p text:style-name="P6"/>
      <text:p text:style-name="P6">Remarque :</text:p>
      <text:p text:style-name="Standard">Une fonction linéaire <text:span text:style-name="T2">f : x </text:span><text:span text:style-name="T2"><draw:g text:anchor-type="as-char" svg:y="-0.21cm" draw:z-index="10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<text:span text:style-name="T2"> ax</text:span> est une fonction affine particulière pour laquelle<text:span text:style-name="T2"> b</text:span> = 0.</text:p>
      <text:h text:style-name="P38" text:outline-level="2"><text:soft-page-break/>Proportionnalité des accroissements</text:h>
      <text:p text:style-name="P32">Propriété :</text:p>
      <text:p text:style-name="P30">Soit <text:span text:style-name="T2">f</text:span> une fonction affine définie par <text:span text:style-name="T2">f(x)=ax+b</text:span>.</text:p>
      <text:p text:style-name="P30">Il y a <text:span text:style-name="T18">proportionnalité entre les accroissements</text:span> de <text:span text:style-name="T2">f(x)</text:span> et les accroissements de <text:span text:style-name="T2">x</text:span>.</text:p>
      <text:p text:style-name="P30"><text:tab/><text:tab/><text:tab/><text:tab/><draw:frame draw:style-name="fr3" draw:name="Objet11" text:anchor-type="as-char" svg:width="4.951cm" svg:height="0.531cm" draw:z-index="19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Standard"/>
      <text:p text:style-name="P7">Exemple :</text:p>
      <text:p text:style-name="Text_20_body"><text:span text:style-name="T8">En utilisant la fonction </text:span><text:span text:style-name="T3">f : x </text:span><text:span text:style-name="T3"><draw:g text:anchor-type="as-char" svg:y="-0.21cm" draw:z-index="12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<text:span text:style-name="T2"> 3x+5</text:span>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Table_20_Contents"/>
          </table:table-cell>
          <table:table-cell table:style-name="Tableau5.B1" table:number-columns-spanned="2" office:value-type="float" office:value="6">
            <text:p text:style-name="P16"><text:s text:c="19"/>+ 6</text:p>
          </table:table-cell>
          <table:covered-table-cell/>
          <table:table-cell table:style-name="Tableau5.D1" table:number-columns-spanned="2" office:value-type="float" office:value="4">
            <text:p text:style-name="P18"><text:s text:c="17"/>+ 4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17">x</text:p>
          </table:table-cell>
          <table:table-cell table:style-name="Tableau5.B2" office:value-type="float" office:value="2">
            <text:p text:style-name="P16">2</text:p>
          </table:table-cell>
          <table:table-cell table:style-name="Tableau5.B2" table:number-columns-spanned="2" office:value-type="float" office:value="8">
            <text:p text:style-name="P16">8</text:p>
          </table:table-cell>
          <table:covered-table-cell/>
          <table:table-cell table:style-name="Tableau5.E2" office:value-type="float" office:value="12">
            <text:p text:style-name="P16">12</text:p>
          </table:table-cell>
        </table:table-row>
        <table:table-row table:style-name="Tableau5.1">
          <table:table-cell table:style-name="Tableau5.A2" office:value-type="string">
            <text:p text:style-name="P16">3<text:span text:style-name="T2">x</text:span>+5</text:p>
          </table:table-cell>
          <table:table-cell table:style-name="Tableau5.B2" office:value-type="float" office:value="11">
            <text:p text:style-name="P16">11</text:p>
          </table:table-cell>
          <table:table-cell table:style-name="Tableau5.B2" table:number-columns-spanned="2" office:value-type="float" office:value="29">
            <text:p text:style-name="P16">29</text:p>
          </table:table-cell>
          <table:covered-table-cell/>
          <table:table-cell table:style-name="Tableau5.E3" office:value-type="string">
            <text:p text:style-name="P16"><draw:frame draw:style-name="fr2" draw:name="Objet10" text:anchor-type="as-char" svg:width="2.214cm" svg:height="0.467cm" draw:z-index="2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au5.1">
          <table:table-cell table:style-name="Tableau5.A4" office:value-type="string">
            <text:p text:style-name="Table_20_Contents"/>
          </table:table-cell>
          <table:table-cell table:style-name="Tableau5.B4" table:number-columns-spanned="2" office:value-type="float" office:value="18">
            <text:p text:style-name="P16"><text:s text:c="18"/>+ 18</text:p>
          </table:table-cell>
          <table:covered-table-cell/>
          <table:table-cell table:style-name="Tableau5.D4" table:number-columns-spanned="2" office:value-type="float" office:value="0">
            <text:p text:style-name="P18"><text:s text:c="6"/><draw:frame draw:style-name="fr2" draw:name="Objet9" text:anchor-type="as-char" svg:width="2.385cm" svg:height="0.998cm" draw:z-index="24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</table:table-row>
      </table:table>
      <text:p text:style-name="Standard">On a :</text:p>
      <text:p text:style-name="Standard"><text:tab/><text:tab/><text:tab/><text:tab/><draw:frame draw:style-name="fr3" draw:name="Objet8" text:anchor-type="as-char" svg:width="3.279cm" svg:height="1.125cm" draw:z-index="16"><draw:object xlink:href="./Object 8" xlink:type="simple" xlink:show="embed" xlink:actuate="onLoad"/><draw:image xlink:href="./ObjectReplacements/Object 8" xlink:type="simple" xlink:show="embed" xlink:actuate="onLoad"/><svg:desc>formule</svg:desc></draw:frame><text:tab/>avec <text:tab/><draw:frame draw:style-name="fr2" draw:name="Objet12" text:anchor-type="as-char" svg:width="1.305cm" svg:height="0.531cm" draw:z-index="20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10">Exemple :</text:p>
      <text:p text:style-name="P8">Soit une fonction affine <text:span text:style-name="T2">f </text:span>telle que <text:span text:style-name="T2">f(3)=9</text:span> et <text:span text:style-name="T2">f(5)=13</text:span></text:p>
      <text:p text:style-name="P8">On a donc :</text:p>
      <text:p text:style-name="P8"><text:tab/><draw:frame draw:style-name="fr2" draw:name="Objet13" text:anchor-type="as-char" svg:width="5.868cm" svg:height="1.021cm" draw:z-index="21"><draw:object xlink:href="./Object 13" xlink:type="simple" xlink:show="embed" xlink:actuate="onLoad"/><draw:image xlink:href="./ObjectReplacements/Object 13" xlink:type="simple" xlink:show="embed" xlink:actuate="onLoad"/></draw:frame><text:tab/>donc <text:tab/><text:span text:style-name="T2">f(x)=2x+b</text:span></text:p>
      <text:p text:style-name="P8"><text:span text:style-name="T4">et <text:tab/></text:span><text:span text:style-name="T4"><draw:frame draw:style-name="fr2" draw:name="Objet14" text:anchor-type="as-char" svg:width="3.341cm" svg:height="0.487cm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4"><text:tab/><text:tab/><text:tab/>donc <text:tab/></text:span><text:span text:style-name="T4"><draw:frame draw:style-name="fr2" draw:name="Objet15" text:anchor-type="as-char" svg:width="2.154cm" svg:height="0.473cm" draw:z-index="2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1">Ainsi on obtient : </text:p>
      <text:p text:style-name="P8"><text:span text:style-name="T4"><text:tab/><text:tab/><text:tab/><text:tab/></text:span><text:span text:style-name="T2">f(x)=2x+3</text:span></text:p>
      <text:p text:style-name="P12"/>
      <text:h text:style-name="P39" text:outline-level="2">Représentation graphique</text:h>
      <text:p text:style-name="Standard">La représentation graphique d'une fonction affine <text:span text:style-name="T2">f : x </text:span><text:span text:style-name="T2"><draw:g text:anchor-type="as-char" svg:y="-0.21cm" draw:z-index="13" draw:style-name="gr1"><draw:line draw:style-name="gr2" draw:text-style-name="P40" svg:x1="0cm" svg:y1="0.001cm" svg:x2="0cm" svg:y2="0.167cm"><text:p/></draw:line><draw:line draw:style-name="gr2" draw:text-style-name="P40" svg:x1="0cm" svg:y1="0.084cm" svg:x2="0.529cm" svg:y2="0.084cm"><text:p/></draw:line><draw:line draw:style-name="gr2" draw:text-style-name="P40" svg:x1="0.529cm" svg:y1="0.084cm" svg:x2="0.439cm" svg:y2="0.001cm"><text:p/></draw:line><draw:line draw:style-name="gr2" draw:text-style-name="P40" svg:x1="0.529cm" svg:y1="0.084cm" svg:x2="0.439cm" svg:y2="0.167cm"><text:p/></draw:line></draw:g></text:span><text:span text:style-name="T2"> ax+b</text:span> est une <text:span text:style-name="T9">droite</text:span>.</text:p>
      <text:list xml:id="list172708463878761" text:continue-numbering="true" text:style-name="L2">
        <text:list-item>
          <text:p text:style-name="P33"><text:span text:style-name="T2">a </text:span><text:span text:style-name="T4">s'appelle le</text:span><text:span text:style-name="T5"> </text:span><text:span text:style-name="T6">coefficient directeur</text:span><text:span text:style-name="T5"> de la droite.</text:span></text:p>
        </text:list-item>
        <text:list-item>
          <text:p text:style-name="P33"><text:span text:style-name="T3">b</text:span><text:span text:style-name="T5"> s'appelle l'</text:span><text:span text:style-name="T6">ordonnée à l'origine</text:span><text:span text:style-name="T5"> </text:span><text:span text:style-name="T4">de la droite.</text:span></text:p>
        </text:list-item>
      </text:list>
      <text:p text:style-name="P3"><draw:frame draw:style-name="fr1" draw:name="D:\MES DOCUMENTS\PROF\3EME\COURS\CHAP10-FONCTION LINéAIRE ET AFFINE\FONCTION AFFINE.GGB" text:anchor-type="paragraph" svg:width="8.567cm" svg:height="5.77cm" draw:z-index="14"><draw:image xlink:href="Pictures/200000070000CE0F00008AC6E9727B37.svm" xlink:type="simple" xlink:show="embed" xlink:actuate="onLoad"/></draw:frame></text:p>
      <text:p text:style-name="P23">Programme :</text:p>
      <text:p text:style-name="P11"/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p text:style-name="P14">Connaissances</text:p>
          </table:table-cell>
          <table:table-cell table:style-name="Tableau6.A1" office:value-type="string">
            <text:p text:style-name="P14">Capacités</text:p>
          </table:table-cell>
          <table:table-cell table:style-name="Tableau6.C1" office:value-type="string">
            <text:p text:style-name="P14">Commentaires</text:p>
          </table:table-cell>
        </table:table-row>
        <table:table-row table:style-name="Tableau6.1">
          <table:table-cell table:style-name="Tableau6.A2" office:value-type="string">
            <text:p text:style-name="P24"/>
            <text:p text:style-name="P25">Proportionnalité.</text:p>
          </table:table-cell>
          <table:table-cell table:style-name="Tableau6.A2" office:value-type="string">
            <text:p text:style-name="P28"/>
          </table:table-cell>
          <table:table-cell table:style-name="Tableau6.C2" office:value-type="string">
            <text:p text:style-name="P26"/>
            <text:p text:style-name="P25">En classe de Troisième, il s’agit de compléter l’étude de la proportionnalité par une synthèse d’un apprentissage commencé à l’école primaire.</text:p>
          </table:table-cell>
        </table:table-row>
        <table:table-row table:style-name="Tableau6.1">
          <table:table-cell table:style-name="Tableau6.A2" office:value-type="string">
            <text:p text:style-name="P26"/>
            <text:p text:style-name="P25">Fonction linéaire.</text:p>
            <text:p text:style-name="P27">Coefficient directeur de la droite représentant une fonction linéaire.</text:p>
          </table:table-cell>
          <table:table-cell table:style-name="Tableau6.A2" office:value-type="string">
            <text:p text:style-name="P28"/>
            <text:p text:style-name="P27">- Déterminer par le calcul l’image d’un nombre donné et l’antécédent d’un nombre donné.</text:p>
            <text:p text:style-name="P25"><text:span text:style-name="T12">- Déterminer l’expression algébrique d’une fonction </text:span><text:span text:style-name="T1">linéaire à partir de la donnée d’un nombre non nul et de son image.</text:span></text:p>
            <text:p text:style-name="P27">- Représenter graphiquement une fonction linéaire.</text:p>
            <text:p text:style-name="P25"><text:span text:style-name="T1">- Connaître et utiliser la relation y = ax entre les coordonnées (x,y) d’un point M qui est caractéristique de son appartenance à la droite représentative de la fonction linéaire x </text:span><text:span text:style-name="T14"></text:span><text:span text:style-name="T1"> </text:span><text:span text:style-name="T17">ax.</text:span></text:p>
            <text:p text:style-name="P25"><text:span text:style-name="T1">- Lire et interpréter graphiquement le coefficient </text:span><text:span text:style-name="T12">d’une fonction linéaire représentée par une droite.</text:span></text:p>
          </table:table-cell>
          <table:table-cell table:style-name="Tableau6.C2" office:value-type="string">
            <text:p text:style-name="P29"/>
            <text:p text:style-name="P25"><text:span text:style-name="T11">L’utilisation de tableaux de proportionnalité permet </text:span>de mettre en place le fait que le processus de correspondance est décrit par une formulation du type « je multiplie par <text:span text:style-name="T2">a »</text:span>. <text:span text:style-name="T2">Cette formulation est reliée à x </text:span><text:span text:style-name="T15"></text:span><text:span text:style-name="T2"> ax</text:span>.</text:p>
            <text:p text:style-name="P25">Pour des pourcentages d’augmentation ou de <text:span text:style-name="T11">diminution, le fait que, par exemple, augmenter de 5 % c’est multiplier par 1,05 et diminuer de 5 % c’est </text:span>multiplier par 0,95 est établi.</text:p>
            <text:p text:style-name="P25"><text:span text:style-name="T2">Certains traitements des situations de proportionnalité utilisés dans les classes </text:span><text:span text:style-name="T13">précédentes sont reliés aux propriétés d’additivité et </text:span><text:span text:style-name="T2">d’homogénéité de la fonction linéaire.</text:span></text:p>
          </table:table-cell>
        </table:table-row>
        <table:table-row table:style-name="Tableau6.1">
          <table:table-cell table:style-name="Tableau6.A4" office:value-type="string">
            <text:p text:style-name="P26"/>
            <text:p text:style-name="P27">Fonction affine. </text:p>
            <text:p text:style-name="P27">Coefficient directeur et ordonnée à l’origine d’une droite représentant une fonction affine.</text:p>
            <text:p text:style-name="P25"/>
            <text:p text:style-name="P25">[Thèmes de convergence]</text:p>
          </table:table-cell>
          <table:table-cell table:style-name="Tableau6.A4" office:value-type="string">
            <text:p text:style-name="P28"/>
            <text:p text:style-name="P27">- Déterminer par le calcul l’image d’un nombre donné et l’antécédent d’un nombre donné.</text:p>
            <text:p text:style-name="P25"><text:span text:style-name="T12">- Connaître et utiliser la relation y = ax + b entre les </text:span><text:span text:style-name="T1">coordonnées (x,y) d’un point M qui est caractéristique de son appartenance à la droite </text:span><text:span text:style-name="T12">représentative de la fonction linéaire x </text:span><text:span text:style-name="T16"></text:span><text:span text:style-name="T12"> </text:span><text:span text:style-name="T1">ax + b.</text:span></text:p>
            <text:p text:style-name="P27">- Déterminer une fonction affine à partir de la donnée de deux nombres et de leurs images.</text:p>
            <text:p text:style-name="P27">- Représenter graphiquement une fonction affine.</text:p>
            <text:p text:style-name="P27">- Lire et interpréter graphiquement les coefficients d’une fonction affine représentée par une droite.</text:p>
            <text:p text:style-name="P27">- Déterminer la fonction affine associée à une droite donnée dans un repère.</text:p>
          </table:table-cell>
          <table:table-cell table:style-name="Tableau6.C4" office:value-type="string">
            <text:p text:style-name="P28"/>
            <text:p text:style-name="P25"><text:span text:style-name="T1">Parmi les situations qui ne relèvent pas de la proportionnalité, certaines sont cependant </text:span><text:span text:style-name="T12">modélisables par une fonction dont la représentation </text:span><text:span text:style-name="T1">graphique est une droite. Cette remarque peut </text:span><text:span text:style-name="T12">constituer un point de départ à l’étude des fonctions </text:span><text:span text:style-name="T1">affines. Pour les fonctions affines, la proportionnalité des accroissements de x et y est mise en évidence.</text:span></text:p>
          </table:table-cell>
        </table:table-row>
      </table:table>
      <text:p text:style-name="Standard"/>
      <text:p text:style-name="P13">Compétences exigibles :</text:p>
      <text:p text:style-name="Standard"><text:tab/>Fonction linéaire</text:p>
      <text:list xml:id="list23700970301532533" text:style-name="L3">
        <text:list-item>
          <text:p text:style-name="P34">Déterminer par le calcul l'image et l'antécédent d'un nombre donné dans une fonction linéaire.</text:p>
        </text:list-item>
        <text:list-item>
          <text:p text:style-name="P34">Déterminer une fonction linéaire à partir de la donnée d'un nombre non nul et de son image.</text:p>
        </text:list-item>
        <text:list-item>
          <text:p text:style-name="P34">Représenter graphiquement une fonction linéaire.</text:p>
        </text:list-item>
        <text:list-item>
          <text:p text:style-name="P34">Lire la représentation graphique d'une fonction linéaire (image, antécédent, coefficient directeur).</text:p>
        </text:list-item>
      </text:list>
      <text:p text:style-name="Standard"><text:tab/>Fonction affine</text:p>
      <text:list xml:id="list172708231682655" text:continue-numbering="true" text:style-name="L3">
        <text:list-item>
          <text:p text:style-name="P34"><text:soft-page-break/>Déterminer par le calcul l'image et l'antécédent d'un nombre donné dans une fonction affine.</text:p>
        </text:list-item>
        <text:list-item>
          <text:p text:style-name="P34">Déterminer une fonction affine à partir de la donnée de deux nombres et de leurs images.</text:p>
        </text:list-item>
        <text:list-item>
          <text:p text:style-name="P34">Représenter graphiquement une fonction affine.</text:p>
        </text:list-item>
        <text:list-item>
          <text:p text:style-name="P34">Lire la représentation graphique d'une fonction affine (image, antécédent, coefficient directeur, ordonnée à l'origin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math_20_3_20_titre_20_regroupement" style:display-name="math 3 titre regroupement" style:family="paragraph" style:parent-style-name="Standard" style:class="text" style:master-page-name="">
      <style:paragraph-properties fo:margin-left="0.499cm" fo:margin-right="0cm" fo:margin-top="0.15cm" fo:margin-bottom="0cm" style:contextual-spacing="false" fo:text-indent="0cm" style:auto-text-indent="false" style:page-number="auto"/>
      <style:text-properties fo:font-variant="small-caps" style:font-name="Verdana1" fo:font-family="Verdana" style:font-style-name="Gras" style:font-family-generic="swiss" style:font-pitch="variable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4T16:35:38.60</meta:creation-date>
    <meta:editing-duration>PT1H48M43S</meta:editing-duration>
    <meta:editing-cycles>18</meta:editing-cycles>
    <meta:generator>LibreOffice/4.2.7.2$Linux_X86_64 LibreOffice_project/420m0$Build-2</meta:generator>
    <meta:initial-creator>Johann DOLIVET</meta:initial-creator>
    <dc:date>2015-03-06T17:27:07.571007890</dc:date>
    <meta:document-statistic meta:table-count="6" meta:image-count="2" meta:object-count="15" meta:page-count="5" meta:paragraph-count="130" meta:word-count="930" meta:character-count="5471" meta:non-whitespace-character-count="4571"/>
  </office:meta>
</office:document-meta>
</file>

<file path=Object 1/content.xml><?xml version="1.0" encoding="utf-8"?>
<math xmlns="http://www.w3.org/1998/Math/MathML">
  <semantics>
    <mrow>
      <mi>f</mi>
      <mrow>
        <mrow>
          <mrow>
            <mo stretchy="false">(</mo>
            <mrow>
              <mi>–</mi>
              <mn>2</mn>
            </mrow>
            <mo stretchy="false">)</mo>
          </mrow>
          <mi mathvariant="normal">=</mi>
          <mrow>
            <mn>3</mn>
            <mi mathvariant="normal">×</mi>
            <mrow>
              <mo stretchy="false">(</mo>
              <mrow>
                <mi>–</mi>
                <mn>2</mn>
              </mrow>
              <mo stretchy="false">)</mo>
            </mrow>
          </mrow>
        </mrow>
        <mi mathvariant="normal">=</mi>
        <mi>–</mi>
      </mrow>
      <mn>6</mn>
    </mrow>
    <annotation encoding="StarMath 5.0">f(–{2})={3} times (–{2})=–{6}</annotation>
  </semantics>
</math>
</file>

<file path=Object 10/content.xml><?xml version="1.0" encoding="utf-8"?>
<math xmlns="http://www.w3.org/1998/Math/MathML">
  <semantics>
    <mrow>
      <mn>29</mn>
      <mrow>
        <mstyle color="green">
          <mrow>
            <mrow>
              <mo stretchy="false">+</mo>
              <mn>12</mn>
            </mrow>
          </mrow>
        </mstyle>
        <mi mathvariant="normal">=</mi>
        <mstyle color="red">
          <mrow>
            <mn>41</mn>
          </mrow>
        </mstyle>
      </mrow>
    </mrow>
    <annotation encoding="StarMath 5.0">{29} color green{+ {12}} = color red {41}</annotation>
  </semantics>
</math>
</file>

<file path=Object 11/content.xml><?xml version="1.0" encoding="utf-8"?>
<math xmlns="http://www.w3.org/1998/Math/MathML">
  <semantics>
    <mrow>
      <mrow>
        <mi>f</mi>
        <mrow>
          <mo stretchy="false">(</mo>
          <msub>
            <mi>x</mi>
            <mn>2</mn>
          </msub>
          <mo stretchy="false">)</mo>
        </mrow>
        <mi>–</mi>
        <mi>f</mi>
        <mrow>
          <mo stretchy="false">(</mo>
          <msub>
            <mi>x</mi>
            <mn>1</mn>
          </msub>
          <mo stretchy="false">)</mo>
        </mrow>
      </mrow>
      <mo stretchy="false">=</mo>
      <mrow>
        <mi>a</mi>
        <mo stretchy="false">×</mo>
        <mrow>
          <mo stretchy="false">(</mo>
          <mrow>
            <msub>
              <mi>x</mi>
              <mn>2</mn>
            </msub>
            <mi>–</mi>
            <msub>
              <mi>x</mi>
              <mn>1</mn>
            </msub>
          </mrow>
          <mo stretchy="false">)</mo>
        </mrow>
      </mrow>
    </mrow>
    <annotation encoding="StarMath 5.0">{f(x_{2})–f(x_{1})}=a times ( {x_{2}–x_{1}})</annotation>
  </semantics>
</math>
</file>

<file path=Object 12/content.xml><?xml version="1.0" encoding="utf-8"?>
<math xmlns="http://www.w3.org/1998/Math/MathML">
  <semantics>
    <mrow>
      <msub>
        <mi>x</mi>
        <mn>2</mn>
      </msub>
      <mi mathvariant="normal">≠</mi>
      <msub>
        <mi>x</mi>
        <mn>1</mn>
      </msub>
    </mrow>
    <annotation encoding="StarMath 5.0"> x_{2}&lt;&gt; x_{1}</annotation>
  </semantics>
</math>
</file>

<file path=Object 13/content.xml><?xml version="1.0" encoding="utf-8"?>
<math xmlns="http://www.w3.org/1998/Math/MathML">
  <semantics>
    <mrow>
      <mrow>
        <mrow>
          <mrow>
            <mi>a</mi>
            <mi mathvariant="normal">=</mi>
            <mfrac>
              <mrow>
                <mi>f</mi>
                <mrow>
                  <mo stretchy="false">(</mo>
                  <mn>3</mn>
                  <mo stretchy="false">)</mo>
                </mrow>
                <mi>–</mi>
                <mi>f</mi>
                <mrow>
                  <mo stretchy="false">(</mo>
                  <mn>5</mn>
                  <mo stretchy="false">)</mo>
                </mrow>
              </mrow>
              <mrow>
                <mn>3</mn>
                <mi>–</mi>
                <mn>5</mn>
              </mrow>
            </mfrac>
          </mrow>
          <mi mathvariant="normal">=</mi>
          <mfrac>
            <mrow>
              <mn>9</mn>
              <mi>–</mi>
              <mn>13</mn>
            </mrow>
            <mrow>
              <mn>3</mn>
              <mi>–</mi>
              <mn>5</mn>
            </mrow>
          </mfrac>
        </mrow>
        <mi mathvariant="normal">=</mi>
        <mfrac>
          <mrow>
            <mi>–</mi>
            <mn>4</mn>
          </mrow>
          <mrow>
            <mi>–</mi>
            <mn>2</mn>
          </mrow>
        </mfrac>
      </mrow>
      <mi mathvariant="normal">=</mi>
      <mn>2</mn>
    </mrow>
    <annotation encoding="StarMath 5.0">a={f({3})–f({5})} over {{3}–{5}}={{9}–{13}} over {{3}–{5}}={–{4}} over {–{2}}={2}</annotation>
  </semantics>
</math>
</file>

<file path=Object 14/content.xml><?xml version="1.0" encoding="utf-8"?>
<math xmlns="http://www.w3.org/1998/Math/MathML">
  <semantics>
    <mrow>
      <mi>f</mi>
      <mrow>
        <mrow>
          <mrow>
            <mo stretchy="false">(</mo>
            <mn>3</mn>
            <mo stretchy="false">)</mo>
          </mrow>
          <mi mathvariant="normal">=</mi>
          <mn>9</mn>
        </mrow>
        <mi mathvariant="normal">=</mi>
        <mrow>
          <mrow>
            <mn>2</mn>
            <mi mathvariant="normal">×</mi>
            <mn>3</mn>
          </mrow>
          <mo stretchy="false">+</mo>
          <mi>b</mi>
        </mrow>
      </mrow>
    </mrow>
    <annotation encoding="StarMath 5.0">f({3})={9}={2} times {3}+b</annotation>
  </semantics>
</math>
</file>

<file path=Object 15/content.xml><?xml version="1.0" encoding="utf-8"?>
<math xmlns="http://www.w3.org/1998/Math/MathML">
  <semantics>
    <mrow>
      <mrow>
        <mi>b</mi>
        <mi mathvariant="normal">=</mi>
        <mn>9</mn>
      </mrow>
      <mi>–</mi>
      <mrow>
        <mn>6</mn>
        <mi mathvariant="normal">=</mi>
        <mn>3</mn>
      </mrow>
    </mrow>
    <annotation encoding="StarMath 5.0">		b = {9}–{6}={3}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n>8</mn>
          <mo stretchy="false">)</mo>
        </mrow>
        <mi mathvariant="normal">=</mi>
        <mi>f</mi>
      </mrow>
      <mrow>
        <mrow>
          <mo stretchy="false">(</mo>
          <mrow>
            <mn>4</mn>
            <mi mathvariant="normal">×</mi>
            <mn>2</mn>
          </mrow>
          <mo stretchy="false">)</mo>
        </mrow>
        <mi mathvariant="normal">=</mi>
        <mrow>
          <mn>4</mn>
          <mi mathvariant="normal">×</mi>
          <mi>f</mi>
        </mrow>
      </mrow>
      <mrow>
        <mrow>
          <mrow>
            <mo stretchy="false">(</mo>
            <mn>2</mn>
            <mo stretchy="false">)</mo>
          </mrow>
          <mi mathvariant="normal">=</mi>
          <mrow>
            <mn>4</mn>
            <mi mathvariant="normal">×</mi>
            <mn>6</mn>
          </mrow>
        </mrow>
        <mi mathvariant="normal">=</mi>
        <mn>24</mn>
      </mrow>
    </mrow>
    <annotation encoding="StarMath 5.0">f({8})=f({4} times {2})={4} times f({2})={4} times {6}={24}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n>10</mn>
          <mo stretchy="false">)</mo>
        </mrow>
        <mi mathvariant="normal">=</mi>
        <mi>f</mi>
      </mrow>
      <mrow>
        <mrow>
          <mo stretchy="false">(</mo>
          <mrow>
            <mn>2</mn>
            <mo stretchy="false">+</mo>
            <mn>8</mn>
          </mrow>
          <mo stretchy="false">)</mo>
        </mrow>
        <mi mathvariant="normal">=</mi>
        <mi>f</mi>
      </mrow>
      <mrow>
        <mrow>
          <mo stretchy="false">(</mo>
          <mn>2</mn>
          <mo stretchy="false">)</mo>
        </mrow>
        <mo stretchy="false">+</mo>
        <mi>f</mi>
      </mrow>
      <mrow>
        <mrow>
          <mrow>
            <mo stretchy="false">(</mo>
            <mn>8</mn>
            <mo stretchy="false">)</mo>
          </mrow>
          <mi mathvariant="normal">=</mi>
          <mrow>
            <mn>6</mn>
            <mo stretchy="false">+</mo>
            <mn>24</mn>
          </mrow>
        </mrow>
        <mi mathvariant="normal">=</mi>
        <mn>30</mn>
      </mrow>
    </mrow>
    <annotation encoding="StarMath 5.0">f({10})=f({2}+{8})=f({2})+f({8})={6}+{24}={30}</annotation>
  </semantics>
</math>
</file>

<file path=Object 4/content.xml><?xml version="1.0" encoding="utf-8"?>
<math xmlns="http://www.w3.org/1998/Math/MathML">
  <semantics>
    <mrow>
      <mi>f</mi>
      <mrow>
        <mrow>
          <mrow>
            <mo stretchy="false">(</mo>
            <mn>2</mn>
            <mo stretchy="false">)</mo>
          </mrow>
          <mi mathvariant="normal">=</mi>
          <mrow>
            <mn>3</mn>
            <mi mathvariant="normal">×</mi>
            <mn>2</mn>
          </mrow>
        </mrow>
        <mi mathvariant="normal">=</mi>
        <mn>6</mn>
      </mrow>
    </mrow>
    <annotation encoding="StarMath 5.0">f({2})={3} times {2}={6}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k</mi>
            <mo stretchy="false">×</mo>
            <msub>
              <mi>x</mi>
              <mn>1</mn>
            </msub>
          </mrow>
          <mo stretchy="false">)</mo>
        </mrow>
        <mo stretchy="false">=</mo>
        <mrow>
          <mi>k</mi>
          <mo stretchy="false">×</mo>
          <mi>f</mi>
        </mrow>
      </mrow>
      <mrow>
        <mo stretchy="false">(</mo>
        <msub>
          <mi>x</mi>
          <mn>1</mn>
        </msub>
        <mo stretchy="false">)</mo>
      </mrow>
    </mrow>
    <annotation encoding="StarMath 5.0">f(k times x_{1})=k times f(x_{1})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1</mn>
            </msub>
            <mo stretchy="false">+</mo>
            <msub>
              <mi>x</mi>
              <mn>2</mn>
            </msub>
          </mrow>
          <mo stretchy="false">)</mo>
        </mrow>
        <mo stretchy="false">=</mo>
        <mi>f</mi>
      </mrow>
      <mrow>
        <mrow>
          <mo stretchy="false">(</mo>
          <msub>
            <mi>x</mi>
            <mn>1</mn>
          </msub>
          <mo stretchy="false">)</mo>
        </mrow>
        <mo stretchy="false">+</mo>
        <mi>f</mi>
      </mrow>
      <mrow>
        <mo stretchy="false">(</mo>
        <msub>
          <mi>x</mi>
          <mn>2</mn>
        </msub>
        <mo stretchy="false">)</mo>
      </mrow>
    </mrow>
    <annotation encoding="StarMath 5.0">f(x_{1}+x_{2})=f(x_{1})+f(x_{2})</annotation>
  </semantics>
</math>
</file>

<file path=Object 7/content.xml><?xml version="1.0" encoding="utf-8"?>
<math xmlns="http://www.w3.org/1998/Math/MathML">
  <semantics>
    <mrow>
      <mi>f</mi>
      <mrow>
        <mrow>
          <mrow>
            <mo stretchy="false">(</mo>
            <mn>4</mn>
            <mo stretchy="false">)</mo>
          </mrow>
          <mi mathvariant="normal">=</mi>
          <mrow>
            <mrow>
              <mn>3</mn>
              <mi mathvariant="normal">×</mi>
              <mn>4</mn>
            </mrow>
            <mo stretchy="false">+</mo>
            <mn>5</mn>
          </mrow>
        </mrow>
        <mi mathvariant="normal">=</mi>
        <mn>17</mn>
      </mrow>
    </mrow>
    <annotation encoding="StarMath 5.0">f({4})={3} times {4}+{5}={17}</annotation>
  </semantics>
</math>
</file>

<file path=Object 8/content.xml><?xml version="1.0" encoding="utf-8"?>
<math xmlns="http://www.w3.org/1998/Math/MathML">
  <semantics>
    <mrow>
      <mi>a</mi>
      <mo stretchy="false">=</mo>
      <mfrac>
        <mrow>
          <mi>f</mi>
          <mrow>
            <mo stretchy="false">(</mo>
            <msub>
              <mi>x</mi>
              <mn>2</mn>
            </msub>
            <mo stretchy="false">)</mo>
          </mrow>
          <mi>–</mi>
          <mi>f</mi>
          <mrow>
            <mo stretchy="false">(</mo>
            <msub>
              <mi>x</mi>
              <mn>1</mn>
            </msub>
            <mo stretchy="false">)</mo>
          </mrow>
        </mrow>
        <mrow>
          <msub>
            <mi>x</mi>
            <mn>2</mn>
          </msub>
          <mi>–</mi>
          <msub>
            <mi>x</mi>
            <mn>1</mn>
          </msub>
        </mrow>
      </mfrac>
    </mrow>
    <annotation encoding="StarMath 5.0">a={f(x_{2})–f(x_{1})} over { {x_{2}–x_{1}}}</annotation>
  </semantics>
</math>
</file>

<file path=Object 9/content.xml><?xml version="1.0" encoding="utf-8"?>
<math xmlns="http://www.w3.org/1998/Math/MathML">
  <semantics>
    <mstyle color="green">
      <mrow>
        <mrow>
          <mfrac>
            <mrow>
              <mn>4</mn>
              <mi mathvariant="normal">×</mi>
              <mn>18</mn>
            </mrow>
            <mn>6</mn>
          </mfrac>
          <mi mathvariant="normal">=</mi>
          <mrow>
            <mo stretchy="false">+</mo>
            <mn>12</mn>
          </mrow>
        </mrow>
      </mrow>
    </mstyle>
    <annotation encoding="StarMath 5.0">color green{{4} times {18} over {6}=+{12}}</annotation>
  </semantics>
</math>
</file>